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3.71pt"/>
    </style:style>
    <style:style style:name="co3" style:family="table-column">
      <style:table-column-properties fo:break-before="auto" style:column-width="94.51pt"/>
    </style:style>
    <style:style style:name="co4" style:family="table-column">
      <style:table-column-properties fo:break-before="auto" style:column-width="97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9" table:default-cell-style-name="ce1"/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شرایط</text:p>
          </table:table-cell>
          <table:table-cell office:value-type="string" calcext:value-type="string">
            <text:p>احتمال (درصد)</text:p>
          </table:table-cell>
          <table:table-cell office:value-type="string" calcext:value-type="string">
            <text:p>بازده (درصد)</text:p>
          </table:table-cell>
          <table:table-cell office:value-type="string" calcext:value-type="string">
            <text:p>ضرب – میانگین وزنی</text:p>
          </table:table-cell>
          <table:table-cell office:value-type="string" calcext:value-type="string">
            <text:p>R-R*</text:p>
          </table:table-cell>
          <table:table-cell office:value-type="string" calcext:value-type="string">
            <text:p>(R-R*)^2*p</text:p>
          </table:table-cell>
          <table:table-cell/>
          <table:table-cell office:value-type="string" calcext:value-type="string">
            <text:p>شرایط</text:p>
          </table:table-cell>
          <table:table-cell office:value-type="string" calcext:value-type="string">
            <text:p>احتمال (درصد)</text:p>
          </table:table-cell>
          <table:table-cell office:value-type="string" calcext:value-type="string">
            <text:p>بازده (درصد)</text:p>
          </table:table-cell>
          <table:table-cell office:value-type="string" calcext:value-type="string">
            <text:p>ضرب – میانگین وزنی</text:p>
          </table:table-cell>
          <table:table-cell office:value-type="string" calcext:value-type="string">
            <text:p>R-R*</text:p>
          </table:table-cell>
          <table:table-cell office:value-type="string" calcext:value-type="string">
            <text:p>(R-R*)^2*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رکود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formula="of:=[.C3]*[.B3]/10000" office:value-type="float" office:value="0.025" calcext:value-type="float">
            <text:p>0.025</text:p>
          </table:table-cell>
          <table:table-cell table:formula="of:=([.C3]/100)-[.$D$7]" office:value-type="float" office:value="-0.15" calcext:value-type="float">
            <text:p>-0.15</text:p>
          </table:table-cell>
          <table:table-cell table:formula="of:=([.E3]^2)*[.B3]/100" office:value-type="float" office:value="0.005625" calcext:value-type="float">
            <text:p>0.005625</text:p>
          </table:table-cell>
          <table:table-cell/>
          <table:table-cell office:value-type="string" calcext:value-type="string">
            <text:p>رکود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formula="of:=[.J3]*[.I3]/10000" office:value-type="float" office:value="0.025" calcext:value-type="float">
            <text:p>0.025</text:p>
          </table:table-cell>
          <table:table-cell table:formula="of:=([.J3]/100)-[.$D$7]" office:value-type="float" office:value="-0.15" calcext:value-type="float">
            <text:p>-0.15</text:p>
          </table:table-cell>
          <table:table-cell table:formula="of:=([.L3]^2)*[.I3]/100" office:value-type="float" office:value="0.005625" calcext:value-type="float">
            <text:p>0.0056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عادی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formula="of:=[.C4]*[.B4]/10000" office:value-type="float" office:value="0.1" calcext:value-type="float">
            <text:p>0.1</text:p>
          </table:table-cell>
          <table:table-cell table:formula="of:=([.C4]/100)-[.$D$7]" office:value-type="float" office:value="-0.05" calcext:value-type="float">
            <text:p>-0.05</text:p>
          </table:table-cell>
          <table:table-cell table:formula="of:=([.E4]^2)*[.B4]/100" office:value-type="float" office:value="0.00125" calcext:value-type="float">
            <text:p>0.00125</text:p>
          </table:table-cell>
          <table:table-cell/>
          <table:table-cell office:value-type="string" calcext:value-type="string">
            <text:p>عادی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formula="of:=[.J4]*[.I4]/10000" office:value-type="float" office:value="0.1" calcext:value-type="float">
            <text:p>0.1</text:p>
          </table:table-cell>
          <table:table-cell table:formula="of:=([.J4]/100)-[.$D$7]" office:value-type="float" office:value="-0.05" calcext:value-type="float">
            <text:p>-0.05</text:p>
          </table:table-cell>
          <table:table-cell table:formula="of:=([.L4]^2)*[.I4]/100" office:value-type="float" office:value="0.00125" calcext:value-type="float">
            <text:p>0.001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رونق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formula="of:=[.C5]*[.B5]/10000" office:value-type="float" office:value="0.125" calcext:value-type="float">
            <text:p>0.125</text:p>
          </table:table-cell>
          <table:table-cell table:formula="of:=([.C5]/100)-[.$D$7]" office:value-type="float" office:value="0.25" calcext:value-type="float">
            <text:p>0.25</text:p>
          </table:table-cell>
          <table:table-cell table:formula="of:=([.E5]^2)*[.B5]/100" office:value-type="float" office:value="0.015625" calcext:value-type="float">
            <text:p>0.015625</text:p>
          </table:table-cell>
          <table:table-cell/>
          <table:table-cell office:value-type="string" calcext:value-type="string">
            <text:p>رونق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formula="of:=[.J5]*[.I5]/10000" office:value-type="float" office:value="0.125" calcext:value-type="float">
            <text:p>0.125</text:p>
          </table:table-cell>
          <table:table-cell table:formula="of:=([.J5]/100)-[.$D$7]" office:value-type="float" office:value="0.25" calcext:value-type="float">
            <text:p>0.25</text:p>
          </table:table-cell>
          <table:table-cell table:formula="of:=([.L5]^2)*[.I5]/100" office:value-type="float" office:value="0.015625" calcext:value-type="float">
            <text:p>0.01562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* =</text:p>
          </table:table-cell>
          <table:table-cell table:formula="of:=[.D3]+[.D4]+[.D5]" office:value-type="float" office:value="0.25" calcext:value-type="float">
            <text:p>0.25</text:p>
          </table:table-cell>
          <table:table-cell office:value-type="string" calcext:value-type="string">
            <text:p>Variance = </text:p>
          </table:table-cell>
          <table:table-cell table:formula="of:=[.F3]+[.F4]+[.F5]" office:value-type="float" office:value="0.0225" calcext:value-type="float">
            <text:p>0.0225</text:p>
          </table:table-cell>
          <table:table-cell table:number-columns-repeated="3"/>
          <table:table-cell office:value-type="string" calcext:value-type="string">
            <text:p>R* =</text:p>
          </table:table-cell>
          <table:table-cell table:formula="of:=[.K3]+[.K4]+[.K5]" office:value-type="float" office:value="0.25" calcext:value-type="float">
            <text:p>0.25</text:p>
          </table:table-cell>
          <table:table-cell office:value-type="string" calcext:value-type="string">
            <text:p>Variance = </text:p>
          </table:table-cell>
          <table:table-cell table:formula="of:=[.M3]+[.M4]+[.M5]" office:value-type="float" office:value="0.0225" calcext:value-type="float">
            <text:p>0.0225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Standard deviation =</text:p>
          </table:table-cell>
          <table:table-cell table:formula="of:=[.F7]^0.5" office:value-type="float" office:value="0.15" calcext:value-type="float">
            <text:p>0.15</text:p>
          </table:table-cell>
          <table:table-cell table:number-columns-repeated="5"/>
          <table:table-cell office:value-type="string" calcext:value-type="string">
            <text:p>Standard deviation =</text:p>
          </table:table-cell>
          <table:table-cell table:formula="of:=[.M7]^0.5" office:value-type="float" office:value="0.15" calcext:value-type="float">
            <text:p>0.15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شرایط</text:p>
          </table:table-cell>
          <table:table-cell office:value-type="string" calcext:value-type="string">
            <text:p>احتمال (درصد)</text:p>
          </table:table-cell>
          <table:table-cell office:value-type="string" calcext:value-type="string">
            <text:p>بازده (درصد)</text:p>
          </table:table-cell>
          <table:table-cell office:value-type="string" calcext:value-type="string">
            <text:p>ضرب – میانگین وزنی</text:p>
          </table:table-cell>
          <table:table-cell office:value-type="string" calcext:value-type="string">
            <text:p>R-R*</text:p>
          </table:table-cell>
          <table:table-cell office:value-type="string" calcext:value-type="string">
            <text:p>(R-R*)^2*p</text:p>
          </table:table-cell>
          <table:table-cell/>
          <table:table-cell office:value-type="string" calcext:value-type="string">
            <text:p>شرایط</text:p>
          </table:table-cell>
          <table:table-cell office:value-type="string" calcext:value-type="string">
            <text:p>احتمال (درصد)</text:p>
          </table:table-cell>
          <table:table-cell office:value-type="string" calcext:value-type="string">
            <text:p>بازده (درصد)</text:p>
          </table:table-cell>
          <table:table-cell office:value-type="string" calcext:value-type="string">
            <text:p>ضرب – میانگین وزنی</text:p>
          </table:table-cell>
          <table:table-cell office:value-type="string" calcext:value-type="string">
            <text:p>R-R*</text:p>
          </table:table-cell>
          <table:table-cell office:value-type="string" calcext:value-type="string">
            <text:p>(R-R*)^2*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رکود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formula="of:=[.C13]*[.B13]/10000" office:value-type="float" office:value="0.1" calcext:value-type="float">
            <text:p>0.1</text:p>
          </table:table-cell>
          <table:table-cell table:formula="of:=([.C13]/100)-[.$D$7]" office:value-type="float" office:value="0.15" calcext:value-type="float">
            <text:p>0.15</text:p>
          </table:table-cell>
          <table:table-cell table:formula="of:=([.E13]^2)*[.B13]/100" office:value-type="float" office:value="0.005625" calcext:value-type="float">
            <text:p>0.005625</text:p>
          </table:table-cell>
          <table:table-cell/>
          <table:table-cell office:value-type="string" calcext:value-type="string">
            <text:p>رکود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formula="of:=[.J13]*[.I13]/10000" office:value-type="float" office:value="0.025" calcext:value-type="float">
            <text:p>0.025</text:p>
          </table:table-cell>
          <table:table-cell table:formula="of:=([.J13]/100)-[.$D$7]" office:value-type="float" office:value="-0.15" calcext:value-type="float">
            <text:p>-0.15</text:p>
          </table:table-cell>
          <table:table-cell table:formula="of:=([.L13]^2)*[.I13]/100" office:value-type="float" office:value="0.005625" calcext:value-type="float">
            <text:p>0.0056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عادی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formula="of:=[.C14]*[.B14]/10000" office:value-type="float" office:value="0.3" calcext:value-type="float">
            <text:p>0.3</text:p>
          </table:table-cell>
          <table:table-cell table:formula="of:=([.C14]/100)-[.$D$7]" office:value-type="float" office:value="0.35" calcext:value-type="float">
            <text:p>0.35</text:p>
          </table:table-cell>
          <table:table-cell table:formula="of:=([.E14]^2)*[.B14]/100" office:value-type="float" office:value="0.06125" calcext:value-type="float">
            <text:p>0.06125</text:p>
          </table:table-cell>
          <table:table-cell/>
          <table:table-cell office:value-type="string" calcext:value-type="string">
            <text:p>عادی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formula="of:=[.J14]*[.I14]/10000" office:value-type="float" office:value="0.1" calcext:value-type="float">
            <text:p>0.1</text:p>
          </table:table-cell>
          <table:table-cell table:formula="of:=([.J14]/100)-[.$D$7]" office:value-type="float" office:value="-0.05" calcext:value-type="float">
            <text:p>-0.05</text:p>
          </table:table-cell>
          <table:table-cell table:formula="of:=([.L14]^2)*[.I14]/100" office:value-type="float" office:value="0.00125" calcext:value-type="float">
            <text:p>0.001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رونق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table:formula="of:=[.C15]*[.B15]/10000" office:value-type="float" office:value="0.225" calcext:value-type="float">
            <text:p>0.225</text:p>
          </table:table-cell>
          <table:table-cell table:formula="of:=([.C15]/100)-[.$D$7]" office:value-type="float" office:value="0.65" calcext:value-type="float">
            <text:p>0.65</text:p>
          </table:table-cell>
          <table:table-cell table:formula="of:=([.E15]^2)*[.B15]/100" office:value-type="float" office:value="0.105625" calcext:value-type="float">
            <text:p>0.105625</text:p>
          </table:table-cell>
          <table:table-cell/>
          <table:table-cell office:value-type="string" calcext:value-type="string">
            <text:p>رونق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formula="of:=[.J15]*[.I15]/10000" office:value-type="float" office:value="0.125" calcext:value-type="float">
            <text:p>0.125</text:p>
          </table:table-cell>
          <table:table-cell table:formula="of:=([.J15]/100)-[.$D$7]" office:value-type="float" office:value="0.25" calcext:value-type="float">
            <text:p>0.25</text:p>
          </table:table-cell>
          <table:table-cell table:formula="of:=([.L15]^2)*[.I15]/100" office:value-type="float" office:value="0.015625" calcext:value-type="float">
            <text:p>0.01562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* =</text:p>
          </table:table-cell>
          <table:table-cell table:formula="of:=[.D13]+[.D14]+[.D15]" office:value-type="float" office:value="0.625" calcext:value-type="float">
            <text:p>0.625</text:p>
          </table:table-cell>
          <table:table-cell office:value-type="string" calcext:value-type="string">
            <text:p>Variance = </text:p>
          </table:table-cell>
          <table:table-cell table:formula="of:=[.F13]+[.F14]+[.F15]" office:value-type="float" office:value="0.1725" calcext:value-type="float">
            <text:p>0.1725</text:p>
          </table:table-cell>
          <table:table-cell table:number-columns-repeated="3"/>
          <table:table-cell office:value-type="string" calcext:value-type="string">
            <text:p>R* =</text:p>
          </table:table-cell>
          <table:table-cell table:formula="of:=[.K13]+[.K14]+[.K15]" office:value-type="float" office:value="0.25" calcext:value-type="float">
            <text:p>0.25</text:p>
          </table:table-cell>
          <table:table-cell office:value-type="string" calcext:value-type="string">
            <text:p>Variance = </text:p>
          </table:table-cell>
          <table:table-cell table:formula="of:=[.M13]+[.M14]+[.M15]" office:value-type="float" office:value="0.0225" calcext:value-type="float">
            <text:p>0.0225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Standard deviation =</text:p>
          </table:table-cell>
          <table:table-cell table:formula="of:=[.F17]^0.5" office:value-type="float" office:value="0.415331193145904" calcext:value-type="float">
            <text:p>0.415331193145904</text:p>
          </table:table-cell>
          <table:table-cell table:number-columns-repeated="5"/>
          <table:table-cell office:value-type="string" calcext:value-type="string">
            <text:p>Standard deviation =</text:p>
          </table:table-cell>
          <table:table-cell table:formula="of:=[.M17]^0.5" office:value-type="float" office:value="0.15" calcext:value-type="float">
            <text:p>0.15</text:p>
          </table:table-cell>
          <table:table-cell table:number-columns-repeated="1011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2">00/00/0000</text:date>, <text:time style:data-style-name="N2" text:time-value="12:33:10.3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5.2$Windows_X86_64 LibreOffice_project/1ec314fa52f458adc18c4f025c545a4e8b22c159</meta:generator>
    <dc:date>2019-09-02T23:47:26.908000000</dc:date>
    <meta:editing-duration>PT11H3M49S</meta:editing-duration>
    <meta:editing-cycles>1</meta:editing-cycles>
    <meta:document-statistic meta:table-count="1" meta:cell-count="120" meta:object-count="0"/>
  </office:meta>
</office:document-meta>
</file>